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Changing or resetting your ATM/credit card PIN ensures security. This guide covers the process in India.</text:p>
      <text:h text:style-name="P1" text:outline-level="2">Steps</text:h>
      <text:list text:style-name="L31">
        <text:list-item>
          <text:p text:style-name="P33"><text:span text:style-name="Strong_20_Emphasis">ATM</text:span>: Insert card, select “Change PIN,” enter old and new PIN.</text:p>
        </text:list-item>
        <text:list-item>
          <text:p text:style-name="P33"><text:span text:style-name="Strong_20_Emphasis">Net Banking</text:span>: Log in, go to “Cards,” select “Change PIN,” verify with OTP.</text:p>
        </text:list-item>
        <text:list-item>
          <text:p text:style-name="P33"><text:span text:style-name="Strong_20_Emphasis">Mobile App</text:span>: Open app, navigate to “Card Services,” reset PIN.</text:p>
        </text:list-item>
        <text:list-item>
          <text:p text:style-name="P33"><text:span text:style-name="Strong_20_Emphasis">Customer Care</text:span>: Call bank, verify identity, get temporary PIN.</text:p>
        </text:list-item>
        <text:list-item>
          <text:p text:style-name="P33"><text:span text:style-name="Strong_20_Emphasis">Branch</text:span>: Visit with ID proof, request PIN reset via form.</text:p>
        </text:list-item>
        <text:list-item>
          <text:p text:style-name="P33"><text:span text:style-name="Strong_20_Emphasis">Green PIN</text:span>: Some banks send OTP to generate PIN via ATM/app.</text:p>
        </text:list-item>
        <text:list-item>
          <text:p text:style-name="P33"><text:span text:style-name="Strong_20_Emphasis">Confirmation</text:span>: New PIN activates instantly or within 24 hours.</text:p>
        </text:list-item>
      </text:list>
      <text:h text:style-name="P1" text:outline-level="2">Notes</text:h>
      <text:list text:style-name="L32">
        <text:list-item>
          <text:p text:style-name="P34">Keep PIN confidential; avoid simple numbers (e.g., 1234).</text:p>
        </text:list-item>
        <text:list-item>
          <text:p text:style-name="P34">Reset fees may apply (₹50–₹100).</text:p>
        </text:list-item>
        <text:list-item>
          <text:p text:style-name="P34">Green PIN is eco-friendly, paperless.</text:p>
        </text:list-item>
      </text:list>
      <text:h text:style-name="P1" text:outline-level="2">Key Terms</text:h>
      <text:p text:style-name="P2">ATM PIN, credit card PIN, change PIN, reset PIN, net banking, green PIN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8:26.306517745</dc:date>
    <meta:editing-duration>PT15M7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6" meta:character-count="781" meta:non-whitespace-character-count="672"/>
  </office:meta>
</office:document-meta>
</file>